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DB000000E7C8D2BFAC.png"/>
  <manifest:file-entry manifest:media-type="image/png" manifest:full-path="Pictures/10000000000000D4000000CCF7BFFD9C.png"/>
  <manifest:file-entry manifest:media-type="image/png" manifest:full-path="Pictures/1000000000000640000004B063BF812E.png"/>
  <manifest:file-entry manifest:media-type="image/png" manifest:full-path="Pictures/10000000000001210000015AC03A63E6.png"/>
  <manifest:file-entry manifest:media-type="image/png" manifest:full-path="Pictures/1000000000000140000000CDE975163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506cm"/>
    </style:style>
    <style:style style:name="pr4" style:family="presentation" style:parent-style-name="template-outline1">
      <style:graphic-properties draw:stroke="none" draw:fill="none"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506cm"/>
    </style:style>
    <style:style style:name="pr7" style:family="presentation" style:parent-style-name="template-outline1">
      <style:graphic-properties draw:auto-grow-height="true" fo:min-height="13.859cm"/>
    </style:style>
    <style:style style:name="pr8" style:family="presentation" style:parent-style-name="template-outline1">
      <style:graphic-properties fo:min-height="13.859cm"/>
    </style:style>
    <style:style style:name="pr9" style:family="presentation" style:parent-style-name="template-outline1">
      <style:graphic-properties fo:min-height="9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text-properties fo:font-size="28.1000003814697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color="#00ff00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循环结构（二）</text:span></text:p>
          </draw:text-box>
        </draw:frame>
        <draw:frame draw:style-name="gr1" draw:text-style-name="P4" draw:layer="layout" svg:width="20.6cm" svg:height="3.6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  <text:p text:style-name="P3"><text:span text:style-name="T2">E-Mail: richard.ma.19850509@gmail.co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le循环</text:p>
              </text:list-item>
              <text:list-item>
                <text:p>2的幂</text:p>
              </text:list-item>
              <text:list-item>
                <text:p>斐波那契数列**</text:p>
              </text:list-item>
              <text:list-item>
                <text:p>其他写法：当循环</text:p>
              </text:list-item>
              <text:list-item>
                <text:p>其他写法：直到循环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While循环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语法</text:p>
                <text:list>
                  <text:list-item>
                    <text:p>WHILE &lt;条件表达式&gt;</text:p>
                    <text:list>
                      <text:list-item>
                        <text:p>&lt;语句块&gt;</text:p>
                      </text:list-item>
                    </text:list>
                  </text:list-item>
                  <text:list-item>
                    <text:p>W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使用While循环输出1到10</text:p>
          </draw:text-box>
        </draw:frame>
        <draw:frame presentation:style-name="pr8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使用While循环输出1到10十个数字，格式如下，每行一个数字：</text:p>
              </text:list-item>
              <text:list-item>
                <text:p>1</text:p>
              </text:list-item>
              <text:list-item>
                <text:p>2</text:p>
              </text:list-item>
              <text:list-item>
                <text:p>3</text:p>
              </text:list-item>
              <text:list-item>
                <text:p>…...</text:p>
              </text:list-item>
              <text:list-item>
                <text:p>9</text:p>
              </text:list-item>
              <text:list-item>
                <text:p>10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解答</text:p>
          </draw:text-box>
        </draw:frame>
        <draw:frame draw:style-name="gr3" draw:text-style-name="P1" draw:layer="layout" svg:width="17.173cm" svg:height="11cm" svg:x="1.204cm" svg:y="7.76cm" presentation:class="graphic" presentation:user-transformed="true">
          <draw:image xlink:href="Pictures/1000000000000140000000CDE9751635.png" xlink:type="simple" xlink:show="embed" xlink:actuate="onLoad">
            <text:p/>
          </draw:image>
        </draw:frame>
        <draw:frame presentation:style-name="pr9" draw:text-style-name="P7" draw:layer="layout" svg:width="8.747cm" svg:height="11.308cm" svg:x="18.753cm" svg:y="6cm" presentation:class="outline" presentation:user-transformed="true">
          <draw:text-box>
            <text:list text:style-name="L2">
              <text:list-item>
                <text:p><text:span text:style-name="T3">这里的变量</text:span><text:span text:style-name="T3">a</text:span><text:span text:style-name="T3">在每次循环时要</text:span><text:span text:style-name="T3">+1</text:span></text:p>
              </text:list-item>
              <text:list-item>
                <text:p><text:span text:style-name="T3">WHILE</text:span><text:span text:style-name="T3">循环与</text:span><text:span text:style-name="T3">FOR</text:span><text:span text:style-name="T3">循环不同，不会自动给变量</text:span><text:span text:style-name="T3">+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2的幂</text:p>
          </draw:text-box>
        </draw:frame>
        <draw:frame presentation:style-name="pr8" draw:layer="layout" svg:width="25.199cm" svg:height="14.626cm" svg:x="1.4cm" svg:y="4.914cm" presentation:class="outline" presentation:user-transformed="true">
          <draw:text-box>
            <text:list text:style-name="L2">
              <text:list-item>
                <text:p>用While循环输出2的幂组成的数列：</text:p>
                <text:list>
                  <text:list-item>
                    <text:p>1, 2, 4, 8, 16, 32, 64, …</text:p>
                  </text:list-item>
                </text:list>
              </text:list-item>
              <text:list-item>
                <text:p>编程输出小于等于2^10的所有数字：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4</text:p>
                  </text:list-item>
                  <text:list-item>
                    <text:p>…</text:p>
                  </text:list-item>
                  <text:list-item>
                    <text:p>1024</text:p>
                  </text:list-item>
                </text:list>
              </text:list-item>
              <text:list-item>
                <text:p>每行一个数字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解答</text:p>
          </draw:text-box>
        </draw:frame>
        <draw:frame draw:style-name="gr3" draw:text-style-name="P1" draw:layer="layout" svg:width="12.296cm" svg:height="11.833cm" svg:x="1.4cm" svg:y="5.926cm" presentation:class="graphic">
          <draw:image xlink:href="Pictures/10000000000000D4000000CCF7BFFD9C.png" xlink:type="simple" xlink:show="embed" xlink:actuate="onLoad">
            <text:p/>
          </draw:image>
        </draw:frame>
        <draw:frame draw:style-name="gr3" draw:text-style-name="P1" draw:layer="layout" svg:width="12.296cm" svg:height="12.97cm" svg:x="14.311cm" svg:y="5.358cm" presentation:class="graphic">
          <draw:image xlink:href="Pictures/10000000000000DB000000E7C8D2BF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斐波那契数列**</text:p>
          </draw:text-box>
        </draw:frame>
        <draw:frame presentation:style-name="pr8" draw:layer="layout" svg:width="25.199cm" svg:height="14.294cm" svg:x="1.4cm" svg:y="4.914cm" presentation:class="outline" presentation:user-transformed="true">
          <draw:text-box>
            <text:list text:style-name="L2">
              <text:list-item>
                <text:p>斐波那契数列是十分著名的一个数列：</text:p>
                <text:list>
                  <text:list-item>
                    <text:p>1, 1, 2, 3, 5, 8, 13, 21, …</text:p>
                  </text:list-item>
                </text:list>
              </text:list-item>
              <text:list-item>
                <text:p>它的后一项是前两项的和，例如：</text:p>
                <text:list>
                  <text:list-item>
                    <text:p>2 = 1 + 1</text:p>
                  </text:list-item>
                  <text:list-item>
                    <text:p>3 = 2 + 1</text:p>
                  </text:list-item>
                  <text:list-item>
                    <text:p>5 = 3 + 2</text:p>
                  </text:list-item>
                  <text:list-item>
                    <text:p>…</text:p>
                  </text:list-item>
                </text:list>
              </text:list-item>
              <text:list-item>
                <text:p>编程输出小于100的斐波那契数列的项，每行一个数字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解答</text:p>
          </draw:text-box>
        </draw:frame>
        <draw:frame draw:style-name="gr3" draw:text-style-name="P1" draw:layer="layout" svg:width="11.574cm" svg:height="13.859cm" svg:x="1.761cm" svg:y="4.913cm" presentation:class="graphic">
          <draw:image xlink:href="Pictures/10000000000001210000015AC03A63E6.png" xlink:type="simple" xlink:show="embed" xlink:actuate="onLoad">
            <text:p/>
          </draw:image>
        </draw:frame>
        <draw:frame presentation:style-name="pr8" draw:layer="layout" svg:width="12.296cm" svg:height="13.859cm" svg:x="14.311cm" svg:y="4.914cm" presentation:class="outline">
          <draw:text-box>
            <text:list text:style-name="L2">
              <text:list-item>
                <text:p>这里的条件表达式为什么要用a + b &lt;= 100</text:p>
              </text:list-item>
              <text:list-item>
                <text:p>如果替换成c &lt;= 100可以达到输出小于100的斐波那契项的要求吗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其他写法：当循环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DO WHILE <text:s/>&lt;条件表达式&gt;</text:p>
                <text:list>
                  <text:list-item>
                    <text:p>&lt;语句块&gt;</text:p>
                  </text:list-item>
                </text:list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其他写法：直到循环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DO</text:p>
                <text:list>
                  <text:list-item>
                    <text:p>&lt;语句块&gt;</text:p>
                  </text:list-item>
                </text:list>
              </text:list-item>
              <text:list-item>
                <text:p>LOOP UNTIL &lt;条件表达式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le循环</text:p>
              </text:list-item>
              <text:list-item>
                <text:p>2的幂</text:p>
              </text:list-item>
              <text:list-item>
                <text:p>斐波那契数列**</text:p>
              </text:list-item>
              <text:list-item>
                <text:p>其他写法：当循环</text:p>
              </text:list-item>
              <text:list-item>
                <text:p>其他写法：直到循环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399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5.9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3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7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late-title">
      <style:graphic-properties draw:fill-color="#ffffff" draw:auto-grow-height="false" fo:min-height="3.507cm"/>
    </style:style>
    <style:style style:name="Mpr7" style:family="presentation" style:parent-style-name="template-outline1">
      <style:graphic-properties draw:fill-color="#ffffff" draw:auto-grow-height="false" fo:min-height="13.86cm"/>
    </style:style>
    <style:style style:name="Mpr8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1">
      <draw:frame presentation:style-name="Mpr6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8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13</meta:generator>
    <meta:creation-date>2011-04-21T22:55:58</meta:creation-date>
    <dc:language>fi-FI</dc:language>
    <meta:editing-cycles>16</meta:editing-cycles>
    <meta:editing-duration>PT1H24M16S</meta:editing-duration>
    <meta:initial-creator>Richard Ma</meta:initial-creator>
    <dc:date>2012-03-23T15:11:07</dc:date>
    <dc:creator>richardma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Green" xlink:href="../Green.otp" meta:date="2011-04-21T22:55:57"/>
  </office:meta>
</office:document-meta>
</file>